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oding standards for run-tests.php</text:h>
      <text:h text:style-name="Heading_20_2" text:outline-level="2">Naming conventions</text:h>
      <text:p text:style-name="Text_20_body"/>
      <text:p text:style-name="Text_20_body"><text:span text:style-name="T1">Class names</text:span> start with an uppercase letter and are CamelCase</text:p>
      <text:p text:style-name="Text_20_body"/>
      <text:p text:style-name="Text_20_body"><text:span text:style-name="T1">Method names</text:span> are CamelCase and start with a lower case letter</text:p>
      <text:p text:style-name="Text_20_body"/>
      <text:p text:style-name="Text_20_body"><text:span text:style-name="T1">Member names</text:span> are CamelCase, starting with a lower case letter</text:p>
      <text:p text:style-name="Text_20_body"/>
      <text:p text:style-name="Text_20_body"><text:span text:style-name="T1">Function names</text:span> and <text:span text:style-name="T1">local variables</text:span> are all lowercase, <text:s text:c="2"/>words separated by underscores</text:p>
      <text:p text:style-name="Text_20_body"/>
      <text:p text:style-name="Text_20_body"><text:span text:style-name="T1">Constants</text:span> <text:s/>are all upper case</text:p>
      <text:p text:style-name="Text_20_body"/>
      <text:p text:style-name="P7">Prefixs</text:p>
      <text:p text:style-name="Text_20_body">Class, function, and constant names should be prefixed, e.g. with rt for</text:p>
      <text:p text:style-name="Text_20_body">runtests. It's a standalone application, but that way we avoid potential</text:p>
      <text:p text:style-name="Text_20_body">name conflicts with future PHP versions or extensions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zoe</meta:initial-creator>
    <meta:creation-date>2008-10-31T16:10:19</meta:creation-date>
    <dc:creator>zoe</dc:creator>
    <dc:date>2008-11-04T09:54:37</dc:date>
    <meta:editing-cycles>2</meta:editing-cycles>
    <meta:editing-duration>PT20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87" meta:character-count="554"/>
  </office:meta>
</office:document-meta>
</file>